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MPUT 410</text:p>
      <text:p text:style-name="Standard">Assignment 5</text:p>
      <text:p text:style-name="Standard">Mark Tupala</text:p>
      <text:p text:style-name="Standard">1188594</text:p>
      <text:p text:style-name="Standard"/>
      <text:p text:style-name="Standard">This tar submission contains 4 files: store_client.html and jquery.js for the client, and fruit_store.php and fruits.txt for the web service.</text:p>
      <text:p text:style-name="Standard"/>
      <text:p text:style-name="Standard">The php web service offers a very simple RESTful API. Clients can use GET HTTP requests to retrieve either all of the fruits in the store, or just one, and POST HTTP requests to add a new fruit to the store. The service first loads the data from the fruits.txt file, which is stored in JSON format, and converts it into a PHP array. If a GET request was received, it will either return some or all of that array as JSON data, depending on whether an ID was included in the query string. If a POST request was received, it will retrieve the data as JSON, convert it into a PHP array, append that array to the loaded fruits array, and store it back to fruits.txt as JSON. </text:p>
      <text:p text:style-name="Standard"/>
      <text:p text:style-name="Standard">The client is an HTML document that heavily uses javascript, including the jquery library, to communicate with the web service asynchronously using AJAX, and then manipulates the DOM to include the retrieved data. This includes dynamically generating buttons that themselves call javascript functions using AJAX, to retrieve and insert even more data about the specific fruits. Since all of the earlier assignments were very careful about explicitly saying that libraries like jquery were not allowed (assignment 2 mentions it three times!), and since the focus of this assignment was on web services and not javascript, I assumed it would be acceptable to use jquery in this assignment. </text:p>
      <text:p text:style-name="Standard"/>
      <text:p text:style-name="Standard">One of the main conceptual problems I ran into was all of the converting between different, but very similar, data types. It became confusing at times to keep clear if I was using a PHP array, a JavaScript object, or a string in JSON format such as those that are saved to disk or sent over the netw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03T23:20:03</meta:creation-date>
    <dc:date>2013-04-03T23:47:23</dc:date>
    <meta:editing-duration>PT12M9S</meta:editing-duration>
    <meta:editing-cycles>1</meta:editing-cycles>
    <meta:document-statistic meta:table-count="0" meta:image-count="0" meta:object-count="0" meta:page-count="1" meta:paragraph-count="8" meta:word-count="321" meta:character-count="1841" meta:non-whitespace-character-count="1526"/>
    <meta:generator>LibreOffice/3.5$Linux_X86_64 LibreOffice_project/350m1$Build-2</meta:generator>
  </office:meta>
</office:document-meta>
</file>